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00a3b8" officeooo:paragraph-rsid="0000a3b8"/>
    </style:style>
    <style:style style:name="P2" style:family="paragraph" style:parent-style-name="Text_20_body">
      <style:paragraph-properties fo:text-align="start" style:justify-single-word="false"/>
      <style:text-properties officeooo:rsid="0000a3b8" officeooo:paragraph-rsid="0000a3b8"/>
    </style:style>
    <style:style style:name="P3" style:family="paragraph" style:parent-style-name="Text_20_body">
      <style:paragraph-properties fo:text-align="start" style:justify-single-word="false"/>
      <style:text-properties officeooo:rsid="0001c541" officeooo:paragraph-rsid="0001c541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7.25pt" officeooo:rsid="0000a3b8" officeooo:paragraph-rsid="0000a3b8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7.25pt" officeooo:paragraph-rsid="0000a3b8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3.5pt" officeooo:paragraph-rsid="0000a3b8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3.5pt" officeooo:paragraph-rsid="0001c541"/>
    </style:style>
    <style:style style:name="T1" style:family="text">
      <style:text-properties officeooo:rsid="0000a3b8"/>
    </style:style>
    <style:style style:name="T2" style:family="text">
      <style:text-properties style:font-name="monospace" fo:font-size="12pt"/>
    </style:style>
    <style:style style:name="T3" style:family="text">
      <style:text-properties officeooo:rsid="0001c5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TP07 </text:p>
      <text:p text:style-name="Title">Plan d’exécution des requêtes </text:p>
      <text:p text:style-name="Title">« explain plan » et index </text:p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IUT BLAGNAC</text:p>
      <text:p text:style-name="P1">Nicolas Briet</text:p>
      <text:p text:style-name="P1"><text:soft-page-break/></text:p>
      <text:p text:style-name="P5"><text:span text:style-name="T1">1.</text:span>Requête avec jointure </text:p>
      <text:p text:style-name="P2"/>
      <text:p text:style-name="P4">1.1 Sans index</text:p>
      <text:p text:style-name="P2"/>
      <text:p text:style-name="P6"><text:span text:style-name="T1">(1)</text:span>Désactivez la clé primaire de la table <text:span text:style-name="T2">SPORT</text:span></text:p>
      <text:p text:style-name="P3">ALTER TABLE Sport DISABLE CONSTRAINT pk_sport CASCADE;</text:p>
      <text:p text:style-name="P6"/>
      <text:p text:style-name="P6"><text:span text:style-name="T1">2)</text:span>Ecrivez une requête permettant d’obtenir l’intitulédes sports et des disciplines. </text:p>
      <text:p text:style-name="P3">SELECT S.intitule, D.intitule FROM Sport S, Discipline D WHERE S.idS = D.idS;</text:p>
      <text:p text:style-name="P7"><text:span text:style-name="T3">(3)</text:span>Donnez l’arbre algébrique physique issu du explain plan d’Oracle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1:04:27.801148495</meta:creation-date>
    <dc:date>2016-11-23T21:47:27.865345329</dc:date>
    <meta:editing-duration>PT41S</meta:editing-duration>
    <meta:editing-cycles>1</meta:editing-cycles>
    <meta:document-statistic meta:table-count="0" meta:image-count="0" meta:object-count="0" meta:page-count="2" meta:paragraph-count="12" meta:word-count="67" meta:character-count="453" meta:non-whitespace-character-count="392"/>
    <meta:generator>LibreOffice/5.1.4.2$Linux_X86_64 LibreOffice_project/10m0$Build-2</meta:generator>
  </office:meta>
</office:document-meta>
</file>